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2">
      <style:text-properties fo:font-size="8pt" officeooo:paragraph-rsid="00088de7" style:font-size-asian="8pt" style:font-size-complex="8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088de7"/>
    </style:style>
    <style:style style:name="P6" style:family="paragraph" style:parent-style-name="Standard" style:list-style-name="L2">
      <style:text-properties officeooo:paragraph-rsid="000eb3a2"/>
    </style:style>
    <style:style style:name="P7" style:family="paragraph" style:parent-style-name="Standard" style:list-style-name="L2">
      <style:text-properties officeooo:rsid="00088de7" officeooo:paragraph-rsid="00088de7"/>
    </style:style>
    <style:style style:name="P8" style:family="paragraph" style:parent-style-name="Standard" style:list-style-name="L3"/>
    <style:style style:name="P9" style:family="paragraph" style:parent-style-name="Standard" style:list-style-name="L4">
      <style:text-properties officeooo:paragraph-rsid="00088de7"/>
    </style:style>
    <style:style style:name="P10" style:family="paragraph" style:parent-style-name="Standard" style:list-style-name="L2">
      <style:text-properties officeooo:rsid="000a1cae" officeooo:paragraph-rsid="000a1cae"/>
    </style:style>
    <style:style style:name="P11" style:family="paragraph" style:parent-style-name="Standard" style:list-style-name="L2">
      <style:text-properties officeooo:rsid="000c3ff9" officeooo:paragraph-rsid="000c3ff9"/>
    </style:style>
    <style:style style:name="P12" style:family="paragraph" style:parent-style-name="Standard" style:list-style-name="L2">
      <style:text-properties officeooo:rsid="00289e24" officeooo:paragraph-rsid="00289e2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88de7" style:font-size-asian="8pt" style:font-size-complex="8pt"/>
    </style:style>
    <style:style style:name="T3" style:family="text">
      <style:text-properties officeooo:rsid="00088de7"/>
    </style:style>
    <style:style style:name="T4" style:family="text">
      <style:text-properties officeooo:rsid="000a9125"/>
    </style:style>
    <style:style style:name="T5" style:family="text">
      <style:text-properties officeooo:rsid="000f2bc6"/>
    </style:style>
    <style:style style:name="T6" style:family="text">
      <style:text-properties officeooo:rsid="001086f4"/>
    </style:style>
    <style:style style:name="T7" style:family="text">
      <style:text-properties officeooo:rsid="00124f62"/>
    </style:style>
    <style:style style:name="T8" style:family="text">
      <style:text-properties officeooo:rsid="0013ec45"/>
    </style:style>
    <style:style style:name="T9" style:family="text">
      <style:text-properties officeooo:rsid="0015b44d"/>
    </style:style>
    <style:style style:name="T10" style:family="text">
      <style:text-properties officeooo:rsid="0015c2c5"/>
    </style:style>
    <style:style style:name="T11" style:family="text">
      <style:text-properties officeooo:rsid="001d1f15"/>
    </style:style>
    <style:style style:name="T12" style:family="text">
      <style:text-properties officeooo:rsid="0021bcda"/>
    </style:style>
    <style:style style:name="T13" style:family="text">
      <style:text-properties officeooo:rsid="0025db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P 2019 Spring HW1 Discrete HMM</text:p>
      <text:p text:style-name="P1">B05901105 陳矩翰</text:p>
      <text:list xml:id="list2660038396" text:style-name="L1">
        <text:list-item>
          <text:p text:style-name="P3">Environment:</text:p>
        </text:list-item>
      </text:list>
      <text:p text:style-name="Standard"><text:tab/>$ uname -a</text:p>
      <text:p text:style-name="Standard"><text:span text:style-name="T1"><text:tab/>Linux t480 5.0.4-200.fc29.x86_64 #1 SMP Mon Mar 25 02:27:33 UTC 2019 x86_64 x86_64 x86_64 GNU/Linux</text:span></text:p>
      <text:list xml:id="list819695840" text:style-name="L2">
        <text:list-item>
          <text:p text:style-name="P5">compiler: g++ and gcc. Note that POSIX threading support is needed on the system.</text:p>
          <text:list>
            <text:list-item>
              <text:p text:style-name="P7">gcc -v:</text:p>
            </text:list-item>
          </text:list>
          <text:p text:style-name="P2">Using built-in specs.</text:p>
          <text:p text:style-name="P2">COLLECT_GCC=gcc</text:p>
          <text:p text:style-name="P2">COLLECT_LTO_WRAPPER=/usr/libexec/gcc/x86_64-redhat-linux/8/lto-wrapper</text:p>
          <text:p text:style-name="P2">OFFLOAD_TARGET_NAMES=nvptx-none</text:p>
          <text:p text:style-name="P2">OFFLOAD_TARGET_DEFAULT=1</text:p>
          <text:p text:style-name="P2">Target: x86_64-redhat-linux</text:p>
          <text:p text:style-name="P2">Configured with: ../configure --enable-bootstrap --enable-languages=c,c++,fortran,objc,obj-c++,ada,go,lto --prefix=/usr</text:p>
          <text:p text:style-name="P2">--mandir=/usr/share/man --infodir=/usr/share/info --with-bugurl=http://bugzilla.redhat.com/bugzilla --enable-shared --enable-</text:p>
          <text:p text:style-name="P2">threads=posix --enable-checking=release --enable-multilib --with-system-zlib --enable-__cxa_atexit --disable-libunwind-exceptions --</text:p>
          <text:p text:style-name="P2">enable-gnu-unique-object --enable-linker-build-id --with-gcc-major-version-only --with-linker-hash-style=gnu --enable-plugin --enable-</text:p>
          <text:p text:style-name="P2">initfini-array --with-isl --enable-libmpx --enable-offload-targets=nvptx-none --without-cuda-driver --enable-gnu-indirect-function --</text:p>
          <text:p text:style-name="P2">enable-cet --with-tune=generic --with-arch_32=i686 --build=x86_64-redhat-linux</text:p>
          <text:p text:style-name="P2">Thread model: posix</text:p>
          <text:list text:continue-numbering="true">
            <text:list-header>
              <text:p text:style-name="P5"><text:span text:style-name="T2">gcc version 8.3.1 20190223 (Red Hat 8.3.1-2) (GCC)</text:span></text:p>
            </text:list-header>
          </text:list>
        </text:list-item>
        <text:list-item>
          <text:p text:style-name="P4">how to train <text:span text:style-name="T3">and test default testing material?</text:span></text:p>
          <text:p text:style-name="P5">$ chmod u+x run_train.sh; make clean; make; bash run_train.sh</text:p>
          <text:p text:style-name="P5"><text:span text:style-name="T3"># the script complete the training, test “testing_data1.txt”, and store the result in “result1.txt”</text:span></text:p>
        </text:list-item>
        <text:list-item>
          <text:p text:style-name="P10">how to train and test non-default testing material?</text:p>
          <text:p text:style-name="P10">Please refer to the homework PDF. Or simply type</text:p>
          <text:p text:style-name="P10">$ ./train; ./test</text:p>
          <text:p text:style-name="P10">would give a usage example.</text:p>
        </text:list-item>
        <text:list-item>
          <text:p text:style-name="P10">how to compare testing_answer and result1?</text:p>
          <text:p text:style-name="P10">$ ./acc</text:p>
          <text:p text:style-name="P10"># acc is a simple small program compiled with g++, which would compare “testing_answer.<text:span text:style-name="T11">txt</text:span>” and “result1.<text:span text:style-name="T11">txt</text:span>” by default; No command-line options available. Consider change acc.cc and type</text:p>
          <text:p text:style-name="P10">$ make clean;make</text:p>
          <text:p text:style-name="P10">again if you want to compare other results.</text:p>
        </text:list-item>
        <text:list-item>
          <text:p text:style-name="P4">Some perks of this implementation:</text:p>
          <text:list>
            <text:list-item>
              <text:p text:style-name="P6">比較直覺性的實作可能會在每個 gamma 跟 epsilon 的 entry 都重新用 summation 做一次 P(O|lambda) ，個人在這個作業的 P(O|lambda) 都是使用該 observation sequence O 產生的 alpha 的最後一個 column 之 summation 作為值，因此對於每個 input sequence O 來說可以省下Θ( m*n ) 這麼多的計算量，其中 m 是 HMM 的 hidden state 數量、 n 是 input sequence O 的長度。並且，直接用這個值進行計算的話，其實際背後代表的意義應該也是較為精確的，因為不需要做一些額外的「某些事件會是獨立事件」的假設。（詳情請參照上課投影片lecture 4.0）</text:p>
            </text:list-item>
            <text:list-item>
              <text:p text:style-name="P5">在training以及testing的部份都有使用POSIX pthreads以進行加速:</text:p>
              <text:p text:style-name="P5">traing時，對於給定的一個input sequence O，很明顯可以看出alpha跟beta可以同時計算而不會有data-racing問題，同理gamma跟epsilon的累計、Baum Welch最後計算新的(π’, A’, B’)的部份也都可以平行化運算，因此在train.<text:span text:style-name="T5">c中</text:span>這三個部份都是平行處理的，alpha/beta開兩條<text:span text:style-name="T5">p</text:span>thread、gamma/epsilo<text:span text:style-name="T12">n</text:span>的部份開兩條、B-W <text:span text:style-name="T5">algorithm的部份則</text:span>開三條；</text:p>
              <text:p text:style-name="P5">testing時，因為我們是針對每一個HMM進行運算、取值，對於testing data檔案只是唯讀操作，因此在<text:span text:style-name="T6">test.c</text:span>中有多少個HMM就一次開了多少個thread。</text:p>
            </text:list-item>
            <text:list-item>
              <text:p text:style-name="P5">有對每個 <text:span text:style-name="T7">Observation sequence </text:span>O的長度進行normalization，因此雖然這個作業測資的O長度固定都在 50，本程式可以處理檔案中有不同長度的測資的情況，並且儘管長度可能不同，其對結果的貢獻都是大致相同的。</text:p>
            </text:list-item>
            <text:list-item>
              <text:p text:style-name="P5"><text:soft-page-break/><text:span text:style-name="T8">test.c以及train.c都能</text:span>應對不同的hmm總數、不同的hidden state 總數、不同的 possible observation count from a hidden state 的 initial HMM，例如可以丟有<text:span text:style-name="T8">10個各自有</text:span>8個 hidden state的HMM、以及共有 ABCDEFGHI 的測資給這兩隻程式訓練及測試</text:p>
            </text:list-item>
            <text:list-item>
              <text:p text:style-name="P11">iteration的時候會對hmm model本身進行防止degeneration的處理，也就是會在一些observation/transition/inital的entry降到低於一個靠近0的閾值的時候進行修正，輸出model的時候也會另外進行一次。</text:p>
            </text:list-item>
            <text:list-item>
              <text:p text:style-name="P12">在test.c的Viterbi演算法實作部份採用long double而非double，以盡量誤差</text:p>
            </text:list-item>
          </text:list>
        </text:list-item>
      </text:list>
      <text:list xml:id="list3959696671" text:style-name="L3">
        <text:list-item>
          <text:p text:style-name="P8">Some defects of this implementation:</text:p>
        </text:list-item>
      </text:list>
      <text:list xml:id="list1159147493" text:style-name="L4">
        <text:list-item>
          <text:p text:style-name="P9">利用run_train.sh 做出來的model其正確率並不高，針對testing_<text:span text:style-name="T9">data1.txt</text:span>僅 0.<text:span text:style-name="T4">788。</text:span></text:p>
        </text:list-item>
        <text:list-item>
          <text:p text:style-name="P9">測資只能是 char 型別，並且其<text:span text:style-name="T10">ascii值</text:span>必須大於等於<text:span text:style-name="T10">(A)</text:span>，否則會產生記憶體存取越位。</text:p>
        </text:list-item>
        <text:list-item>
          <text:p text:style-name="P9">數值計算的時候的機率normalization、以及<text:span text:style-name="T9">anti-degeneration的方法都非常naive，亦即只是把超出閾值的部份丟到最大的entry上，並不是非常精確的方法，尤其是在輸出model的時候受限於輸出只有到小數後5位，誤差的最大值可能高達(0.00001*(state_count-1))，對於一些state數量比較大的hmm並不是一個很好的辦法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7:33:29.331746433</meta:creation-date>
    <dc:date>2019-04-06T18:15:01.414355363</dc:date>
    <meta:editing-duration>PT41M20S</meta:editing-duration>
    <meta:editing-cycles>27</meta:editing-cycles>
    <meta:generator>LibreOffice/6.1.5.2$Linux_X86_64 LibreOffice_project/10$Build-2</meta:generator>
    <meta:document-statistic meta:table-count="0" meta:image-count="0" meta:object-count="0" meta:page-count="2" meta:paragraph-count="46" meta:word-count="1067" meta:character-count="3442" meta:non-whitespace-character-count="3188"/>
  </office:meta>
</office:document-meta>
</file>